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measure">
      <style:graphic-properties draw:textarea-horizontal-align="center" draw:textarea-vertical-align="middle" draw:line-distance="0.9cm" draw:show-unit="true"/>
    </style:style>
    <style:style style:name="gr9" style:family="graphic" style:parent-style-name="standard">
      <style:graphic-properties draw:marker-start="Square_20_45" draw:marker-start-width="0.406cm" draw:textarea-horizontal-align="center" draw:textarea-vertical-align="middle"/>
    </style:style>
    <style:style style:name="gr1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c0c0c0"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c0c0c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start" fo:text-indent="0cm"/>
      <style:text-properties fo:font-size="12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_original" draw:style-name="dp1" draw:master-page-name="Standard">
        <office:forms form:automatic-focus="false" form:apply-design-mode="false"/>
        <draw:g>
          <draw:rect draw:style-name="gr1" draw:text-style-name="P2" draw:layer="layout" svg:width="5cm" svg:height="1cm" svg:x="1.5cm" svg:y="3cm">
            <text:p text:style-name="P1"><text:span text:style-name="T1">AbstractVertex</text:span></text:p>
          </draw:rect>
          <draw:rect draw:style-name="gr2" draw:text-style-name="P2" draw:layer="layout" svg:width="5cm" svg:height="0.5cm" svg:x="1.5cm" svg:y="4cm">
            <text:p text:style-name="P5"/>
          </draw:rect>
          <draw:rect draw:style-name="gr1" draw:text-style-name="P2" draw:layer="layout" svg:width="5cm" svg:height="1.312cm" svg:x="1.5cm" svg:y="4cm">
            <text:p text:style-name="P3"><text:span text:style-name="T1">Some grid-specific </text:span><text:span text:style-name="T1"><text:line-break/></text:span><text:span text:style-name="T1">attributes</text:span></text:p>
          </draw:rect>
          <draw:rect draw:style-name="gr1" draw:text-style-name="P2" draw:layer="layout" svg:width="5cm" svg:height="1.5cm" svg:x="1.537cm" svg:y="5.312cm">
            <text:p text:style-name="P3"><text:span text:style-name="T1">Some grid-specific</text:span><text:span text:style-name="T1"><text:line-break/></text:span><text:span text:style-name="T1">operations</text:span></text:p>
          </draw:rect>
        </draw:g>
        <draw:g>
          <draw:rect draw:style-name="gr1" draw:text-style-name="P2" draw:layer="layout" svg:width="5cm" svg:height="1cm" svg:x="1.537cm" svg:y="8.812cm">
            <text:p text:style-name="P1"><text:span text:style-name="T1">Vertex</text:span></text:p>
          </draw:rect>
          <draw:rect draw:style-name="gr2" draw:text-style-name="P2" draw:layer="layout" svg:width="5cm" svg:height="0.5cm" svg:x="1.537cm" svg:y="9.812cm">
            <text:p text:style-name="P5"/>
          </draw:rect>
          <draw:rect draw:style-name="gr2" draw:text-style-name="P2" draw:layer="layout" svg:width="5cm" svg:height="0.5cm" svg:x="1.537cm" svg:y="9.812cm">
            <text:p text:style-name="P5"/>
          </draw:rect>
          <draw:rect draw:style-name="gr2" draw:text-style-name="P2" draw:layer="layout" svg:width="5cm" svg:height="1cm" svg:x="1.537cm" svg:y="10.312cm">
            <text:p text:style-name="P5"/>
          </draw:rect>
        </draw:g>
        <draw:g>
          <draw:rect draw:style-name="gr1" draw:text-style-name="P2" draw:layer="layout" svg:width="5cm" svg:height="1cm" svg:x="10.5cm" svg:y="3cm">
            <text:p text:style-name="P1"><text:span text:style-name="T1">PoissonDoF</text:span></text:p>
          </draw:rect>
          <draw:rect draw:style-name="gr2" draw:text-style-name="P2" draw:layer="layout" svg:width="5cm" svg:height="0.5cm" svg:x="10.5cm" svg:y="4cm">
            <text:p text:style-name="P5"/>
          </draw:rect>
          <draw:rect draw:style-name="gr2" draw:text-style-name="P2" draw:layer="layout" svg:width="5cm" svg:height="0.5cm" svg:x="10.5cm" svg:y="4cm">
            <text:p text:style-name="P5"/>
          </draw:rect>
          <draw:rect draw:style-name="gr2" draw:text-style-name="P2" draw:layer="layout" svg:width="5cm" svg:height="1cm" svg:x="10.5cm" svg:y="4.5cm">
            <text:p text:style-name="P5"/>
          </draw:rect>
        </draw:g>
        <draw:g>
          <draw:rect draw:style-name="gr1" draw:text-style-name="P2" draw:layer="layout" svg:width="5cm" svg:height="1cm" svg:x="10.5cm" svg:y="6.5cm">
            <text:p text:style-name="P1"><text:span text:style-name="T1">FluidDoF</text:span></text:p>
          </draw:rect>
          <draw:rect draw:style-name="gr2" draw:text-style-name="P2" draw:layer="layout" svg:width="5cm" svg:height="0.5cm" svg:x="10.5cm" svg:y="7.5cm">
            <text:p text:style-name="P5"/>
          </draw:rect>
          <draw:rect draw:style-name="gr1" draw:text-style-name="P2" draw:layer="layout" svg:width="5cm" svg:height="1.312cm" svg:x="10.5cm" svg:y="7.5cm">
            <text:p text:style-name="P3"><text:span text:style-name="T1">Application-specific</text:span><text:span text:style-name="T1"><text:line-break/></text:span><text:span text:style-name="T1">attributes</text:span></text:p>
          </draw:rect>
          <draw:rect draw:style-name="gr1" draw:text-style-name="P2" draw:layer="layout" svg:width="5cm" svg:height="1.5cm" svg:x="10.5cm" svg:y="8.812cm">
            <text:p text:style-name="P3"><text:span text:style-name="T1">Application-specific</text:span><text:span text:style-name="T1"><text:line-break/></text:span><text:span text:style-name="T1">operations</text:span></text:p>
          </draw:rect>
        </draw:g>
        <draw:line draw:style-name="gr3" draw:text-style-name="P4" draw:layer="layout" svg:x1="6.5cm" svg:y1="4cm" svg:x2="10.5cm" svg:y2="4cm">
          <text:p text:style-name="P5"/>
        </draw:line>
        <draw:line draw:style-name="gr3" draw:text-style-name="P4" draw:layer="layout" svg:x1="6.5cm" svg:y1="4cm" svg:x2="10.5cm" svg:y2="7cm">
          <text:p text:style-name="P5"/>
        </draw:line>
        <draw:frame draw:style-name="gr4" draw:text-style-name="P6" draw:layer="layout" svg:width="0.879cm" svg:height="0.725cm" svg:x="8.5cm" svg:y="4.5cm">
          <draw:text-box>
            <text:p text:style-name="P5"><text:span text:style-name="T1">or</text:span></text:p>
          </draw:text-box>
        </draw:frame>
        <draw:line draw:style-name="gr5" draw:text-style-name="P7" draw:layer="layout" svg:x1="8.5cm" svg:y1="4cm" svg:x2="8.5cm" svg:y2="5.5cm">
          <text:p text:style-name="P5"/>
        </draw:line>
        <draw:line draw:style-name="gr6" draw:text-style-name="P7" draw:layer="layout" svg:x1="4cm" svg:y1="8.812cm" svg:x2="4cm" svg:y2="6.812cm">
          <text:p text:style-name="P5"/>
        </draw:line>
        <draw:rect draw:style-name="gr1" draw:text-style-name="P2" draw:layer="layout" svg:width="1.5cm" svg:height="1cm" svg:x="6cm" svg:y="2.5cm">
          <text:p text:style-name="P1"><text:span text:style-name="T1">T</text:span></text:p>
        </draw:rect>
        <draw:rect draw:style-name="gr1" draw:text-style-name="P2" draw:layer="layout" svg:width="1.5cm" svg:height="1cm" svg:x="6.037cm" svg:y="8.312cm">
          <text:p text:style-name="P1"><text:span text:style-name="T1">T</text:span></text:p>
        </draw:rect>
      </draw:page>
      <draw:page draw:name="architecture_draft" draw:style-name="dp1" draw:master-page-name="Standard">
        <draw:g>
          <draw:rect draw:style-name="gr1" draw:text-style-name="P2" draw:layer="layout" svg:width="5cm" svg:height="1cm" svg:x="2.149cm" svg:y="3.162cm">
            <text:p text:style-name="P1"><text:span text:style-name="T1">&lt;&lt;namespace::grid&gt;&gt;</text:span></text:p>
            <text:p text:style-name="P1"><text:span text:style-name="T1">AbstractVertex</text:span></text:p>
          </draw:rect>
          <draw:rect draw:style-name="gr2" draw:text-style-name="P2" draw:layer="layout" svg:width="5cm" svg:height="0.5cm" svg:x="2.149cm" svg:y="4.162cm">
            <text:p text:style-name="P5"/>
          </draw:rect>
          <draw:rect draw:style-name="gr2" draw:text-style-name="P2" draw:layer="layout" svg:width="5cm" svg:height="0.5cm" svg:x="2.149cm" svg:y="4.162cm">
            <text:p text:style-name="P5"/>
          </draw:rect>
          <draw:rect draw:style-name="gr1" draw:text-style-name="P2" draw:layer="layout" svg:width="5cm" svg:height="1cm" svg:x="2.149cm" svg:y="4.662cm">
            <text:p text:style-name="P1"><text:span text:style-name="T1">Grid-specific operations</text:span></text:p>
          </draw:rect>
        </draw:g>
        <draw:g>
          <draw:rect draw:style-name="gr1" draw:text-style-name="P2" draw:layer="layout" svg:width="5cm" svg:height="1cm" svg:x="0.649cm" svg:y="12.162cm">
            <text:p text:style-name="P1"><text:span text:style-name="T1">&lt;&lt;poisson&gt;</text:span></text:p>
            <text:p text:style-name="P1"><text:span text:style-name="T1">PoissonVertex</text:span></text:p>
          </draw:rect>
          <draw:rect draw:style-name="gr2" draw:text-style-name="P2" draw:layer="layout" svg:width="5cm" svg:height="0.5cm" svg:x="0.649cm" svg:y="13.162cm">
            <text:p text:style-name="P5"/>
          </draw:rect>
          <draw:rect draw:style-name="gr2" draw:text-style-name="P2" draw:layer="layout" svg:width="5cm" svg:height="0.5cm" svg:x="0.649cm" svg:y="13.162cm">
            <text:p text:style-name="P5"/>
          </draw:rect>
          <draw:rect draw:style-name="gr1" draw:text-style-name="P8" draw:layer="layout" svg:width="5cm" svg:height="1.5cm" svg:x="0.649cm" svg:y="13.662cm">
            <text:p text:style-name="P3"><text:span text:style-name="T1">Application-specific</text:span><text:span text:style-name="T1"><text:line-break/></text:span><text:span text:style-name="T1">operations</text:span></text:p>
          </draw:rect>
        </draw:g>
        <draw:g>
          <draw:rect draw:style-name="gr1" draw:text-style-name="P2" draw:layer="layout" svg:width="5cm" svg:height="1cm" svg:x="6.649cm" svg:y="12.162cm">
            <text:p text:style-name="P1"><text:span text:style-name="T1">&lt;&lt;fluid&gt;</text:span></text:p>
            <text:p text:style-name="P1"><text:span text:style-name="T1">FluidVertex</text:span></text:p>
          </draw:rect>
          <draw:rect draw:style-name="gr2" draw:text-style-name="P2" draw:layer="layout" svg:width="5cm" svg:height="0.5cm" svg:x="6.649cm" svg:y="13.162cm">
            <text:p text:style-name="P5"/>
          </draw:rect>
          <draw:rect draw:style-name="gr2" draw:text-style-name="P2" draw:layer="layout" svg:width="5cm" svg:height="0.5cm" svg:x="6.649cm" svg:y="13.162cm">
            <text:p text:style-name="P5"/>
          </draw:rect>
          <draw:rect draw:style-name="gr1" draw:text-style-name="P2" draw:layer="layout" svg:width="5cm" svg:height="1.495cm" svg:x="6.649cm" svg:y="13.662cm">
            <text:p text:style-name="P3"><text:span text:style-name="T1">Application-specific</text:span><text:span text:style-name="T1"><text:line-break/></text:span><text:span text:style-name="T1">operations.</text:span></text:p>
          </draw:rect>
        </draw:g>
        <draw:line draw:style-name="gr6" draw:text-style-name="P7" draw:layer="layout" svg:x1="5.149cm" svg:y1="10.662cm" svg:x2="5.149cm" svg:y2="5.662cm">
          <text:p text:style-name="P5"/>
        </draw:line>
        <draw:line draw:style-name="gr7" draw:text-style-name="P7" draw:layer="layout" svg:x1="3.149cm" svg:y1="10.662cm" svg:x2="9.149cm" svg:y2="10.662cm">
          <text:p text:style-name="P5"/>
        </draw:line>
        <draw:line draw:style-name="gr7" draw:text-style-name="P7" draw:layer="layout" svg:x1="3.149cm" svg:y1="10.662cm" svg:x2="3.149cm" svg:y2="12.162cm">
          <text:p text:style-name="P5"/>
        </draw:line>
        <draw:g>
          <draw:g>
            <draw:rect draw:style-name="gr1" draw:text-style-name="P2" draw:layer="layout" svg:width="5cm" svg:height="1cm" svg:x="12.649cm" svg:y="3.162cm">
              <text:p text:style-name="P1"><text:span text:style-name="T1">&lt;&lt;DaStGen&gt;&gt;</text:span></text:p>
              <text:p text:style-name="P1"><text:span text:style-name="T1">AbstractVertex</text:span></text:p>
            </draw:rect>
            <draw:rect draw:style-name="gr2" draw:text-style-name="P2" draw:layer="layout" svg:width="5cm" svg:height="0.5cm" svg:x="12.649cm" svg:y="4.162cm">
              <text:p text:style-name="P5"/>
            </draw:rect>
            <draw:rect draw:style-name="gr1" draw:text-style-name="P2" draw:layer="layout" svg:width="5cm" svg:height="0.5cm" svg:x="12.649cm" svg:y="4.162cm">
              <text:p text:style-name="P1"><text:span text:style-name="T1">Grid-specific attributes</text:span></text:p>
            </draw:rect>
            <draw:rect draw:style-name="gr2" draw:text-style-name="P2" draw:layer="layout" svg:width="5cm" svg:height="1cm" svg:x="12.649cm" svg:y="4.662cm">
              <text:p text:style-name="P5"/>
            </draw:rect>
          </draw:g>
          <draw:g>
            <draw:rect draw:style-name="gr1" draw:text-style-name="P2" draw:layer="layout" svg:width="5cm" svg:height="1cm" svg:x="12.649cm" svg:y="9.662cm">
              <text:p text:style-name="P1"><text:span text:style-name="T1">&lt;&lt;DaStGen&gt;&gt;</text:span></text:p>
              <text:p text:style-name="P1"><text:span text:style-name="T1">PoissonVertexDoF</text:span></text:p>
            </draw:rect>
            <draw:rect draw:style-name="gr2" draw:text-style-name="P2" draw:layer="layout" svg:width="5cm" svg:height="0.5cm" svg:x="12.649cm" svg:y="10.662cm">
              <text:p text:style-name="P5"/>
            </draw:rect>
            <draw:rect draw:style-name="gr1" draw:text-style-name="P2" draw:layer="layout" svg:width="5cm" svg:height="1cm" svg:x="12.649cm" svg:y="10.662cm">
              <text:p text:style-name="P3"><text:span text:style-name="T1">Application-specific</text:span><text:span text:style-name="T1"><text:line-break/></text:span><text:span text:style-name="T1">attributes</text:span></text:p>
            </draw:rect>
            <draw:rect draw:style-name="gr2" draw:text-style-name="P2" draw:layer="layout" svg:width="5cm" svg:height="1cm" svg:x="12.649cm" svg:y="11.662cm">
              <text:p text:style-name="P5"/>
            </draw:rect>
          </draw:g>
          <draw:g>
            <draw:rect draw:style-name="gr1" draw:text-style-name="P2" draw:layer="layout" svg:width="5cm" svg:height="1cm" svg:x="12.649cm" svg:y="6.162cm">
              <text:p text:style-name="P1"><text:span text:style-name="T1">&lt;&lt;DaStGen&gt;&gt;</text:span></text:p>
              <text:p text:style-name="P1"><text:span text:style-name="T1">FluidVertexDoF</text:span></text:p>
            </draw:rect>
            <draw:rect draw:style-name="gr2" draw:text-style-name="P2" draw:layer="layout" svg:width="5cm" svg:height="0.5cm" svg:x="12.649cm" svg:y="7.162cm">
              <text:p text:style-name="P5"/>
            </draw:rect>
            <draw:rect draw:style-name="gr1" draw:text-style-name="P2" draw:layer="layout" svg:width="5cm" svg:height="1cm" svg:x="12.649cm" svg:y="7.162cm">
              <text:p text:style-name="P3"><text:span text:style-name="T1">Application-specific </text:span><text:span text:style-name="T1"><text:line-break/></text:span><text:span text:style-name="T1">attributes</text:span></text:p>
            </draw:rect>
            <draw:rect draw:style-name="gr2" draw:text-style-name="P2" draw:layer="layout" svg:width="5cm" svg:height="1cm" svg:x="12.649cm" svg:y="8.162cm">
              <text:p text:style-name="P5"/>
            </draw:rect>
          </draw:g>
          <draw:measure draw:style-name="gr8" draw:text-style-name="P1" draw:layer="measurelines" svg:x1="18.649cm" svg:y1="3.162cm" svg:x2="18.649cm" svg:y2="12.662cm">
            <text:p text:style-name="P1">Modelled via DaStGen</text:p>
          </draw:measure>
        </draw:g>
        <draw:rect draw:style-name="gr1" draw:text-style-name="P2" draw:layer="layout" svg:width="1.5cm" svg:height="1cm" svg:x="6.797cm" svg:y="2.492cm">
          <text:p text:style-name="P1"><text:span text:style-name="T1">T</text:span></text:p>
        </draw:rect>
        <draw:line draw:style-name="gr9" draw:text-style-name="P4" draw:layer="layout" svg:x1="7.149cm" svg:y1="4.162cm" svg:x2="12.649cm" svg:y2="4.162cm">
          <text:p text:style-name="P5"/>
        </draw:line>
        <draw:line draw:style-name="gr9" draw:text-style-name="P4" draw:layer="layout" svg:x1="7.149cm" svg:y1="4.162cm" svg:x2="12.649cm" svg:y2="7.662cm">
          <text:p text:style-name="P5"/>
        </draw:line>
        <draw:line draw:style-name="gr9" draw:text-style-name="P4" draw:layer="layout" svg:x1="7.149cm" svg:y1="4.162cm" svg:x2="12.649cm" svg:y2="10.662cm">
          <text:p text:style-name="P5"/>
        </draw:line>
        <draw:line draw:style-name="gr10" draw:text-style-name="P7" draw:layer="layout" svg:x1="11.149cm" svg:y1="6.662cm" svg:x2="11.149cm" svg:y2="9.162cm">
          <text:p text:style-name="P5"/>
        </draw:line>
        <draw:frame draw:style-name="gr4" draw:text-style-name="P6" draw:layer="layout" svg:width="3.258cm" svg:height="1.199cm" svg:x="8.649cm" svg:y="8.963cm">
          <draw:text-box>
            <text:p text:style-name="P5"><text:span text:style-name="T1">&lt;&lt;protected&gt;&gt;</text:span></text:p>
            <text:p text:style-name="P1"><text:span text:style-name="T1">or</text:span></text:p>
          </draw:text-box>
        </draw:frame>
        <draw:frame draw:style-name="gr4" draw:text-style-name="P6" draw:layer="layout" svg:width="3.258cm" svg:height="0.725cm" svg:x="8.891cm" svg:y="3.437cm">
          <draw:text-box>
            <text:p text:style-name="P5"><text:span text:style-name="T1">&lt;&lt;protected&gt;&gt;</text:span></text:p>
          </draw:text-box>
        </draw:frame>
        <draw:line draw:style-name="gr7" draw:text-style-name="P7" draw:layer="layout" svg:x1="9.149cm" svg:y1="10.662cm" svg:x2="9.149cm" svg:y2="12.008cm">
          <text:p text:style-name="P5"/>
        </draw:line>
      </draw:page>
      <draw:page draw:name="architecture_final" draw:style-name="dp1" draw:master-page-name="Standard">
        <office:forms form:automatic-focus="false" form:apply-design-mode="false"/>
        <draw:g>
          <draw:g>
            <draw:rect draw:style-name="gr11" draw:text-style-name="P2" draw:layer="layout" svg:width="6.757cm" svg:height="1cm" svg:x="2.124cm" svg:y="13.211cm">
              <text:p text:style-name="P1"><text:span text:style-name="T1">&lt;&lt;fluid&gt;&gt;</text:span></text:p>
              <text:p text:style-name="P1"><text:span text:style-name="T1">FluidVertex</text:span></text:p>
            </draw:rect>
            <draw:rect draw:style-name="gr12" draw:text-style-name="P2" draw:layer="layout" svg:width="6.757cm" svg:height="0.5cm" svg:x="2.124cm" svg:y="14.211cm">
              <text:p text:style-name="P5"/>
            </draw:rect>
            <draw:rect draw:style-name="gr12" draw:text-style-name="P2" draw:layer="layout" svg:width="6.757cm" svg:height="0.5cm" svg:x="2.124cm" svg:y="14.211cm">
              <text:p text:style-name="P5"/>
            </draw:rect>
            <draw:rect draw:style-name="gr11" draw:text-style-name="P8" draw:layer="layout" svg:width="6.757cm" svg:height="1cm" svg:x="2.124cm" svg:y="14.711cm">
              <text:p text:style-name="P3"><text:span text:style-name="T1">Application-specific</text:span><text:span text:style-name="T1"><text:line-break/></text:span><text:span text:style-name="T1">operations</text:span></text:p>
            </draw:rect>
          </draw:g>
          <draw:rect draw:style-name="gr11" draw:text-style-name="P2" draw:layer="layout" svg:width="1.731cm" svg:height="1cm" svg:x="8.393cm" svg:y="12.5cm">
            <text:p text:style-name="P1"><text:span text:style-name="T1">Base</text:span></text:p>
          </draw:rect>
        </draw:g>
        <draw:g>
          <draw:g>
            <draw:rect draw:style-name="gr11" draw:text-style-name="P2" draw:layer="layout" svg:width="6.757cm" svg:height="1cm" svg:x="4.124cm" svg:y="14.211cm">
              <text:p text:style-name="P1"><text:span text:style-name="T1">&lt;&lt;poisson&gt;&gt;</text:span></text:p>
              <text:p text:style-name="P1"><text:span text:style-name="T1">PoissonVertex</text:span></text:p>
            </draw:rect>
            <draw:rect draw:style-name="gr12" draw:text-style-name="P2" draw:layer="layout" svg:width="6.757cm" svg:height="0.5cm" svg:x="4.124cm" svg:y="15.211cm">
              <text:p text:style-name="P5"/>
            </draw:rect>
            <draw:rect draw:style-name="gr12" draw:text-style-name="P2" draw:layer="layout" svg:width="6.757cm" svg:height="0.5cm" svg:x="4.124cm" svg:y="15.211cm">
              <text:p text:style-name="P5"/>
            </draw:rect>
            <draw:rect draw:style-name="gr11" draw:text-style-name="P8" draw:layer="layout" svg:width="6.757cm" svg:height="1cm" svg:x="4.124cm" svg:y="15.711cm">
              <text:p text:style-name="P3"><text:span text:style-name="T1">Application-specific</text:span><text:span text:style-name="T1"><text:line-break/></text:span><text:span text:style-name="T1">operations</text:span></text:p>
            </draw:rect>
          </draw:g>
          <draw:rect draw:style-name="gr11" draw:text-style-name="P2" draw:layer="layout" svg:width="1.731cm" svg:height="1cm" svg:x="10.393cm" svg:y="13.5cm">
            <text:p text:style-name="P1"><text:span text:style-name="T1">Base</text:span></text:p>
          </draw:rect>
        </draw:g>
        <draw:g>
          <draw:rect draw:style-name="gr1" draw:text-style-name="P2" draw:layer="layout" svg:width="5.855cm" svg:height="1cm" svg:x="8.624cm" svg:y="15.015cm">
            <text:p text:style-name="P1"><text:span text:style-name="T1">&lt;&lt;grid&gt;&gt;</text:span></text:p>
            <text:p text:style-name="P1"><text:span text:style-name="T1">GridVertex</text:span></text:p>
          </draw:rect>
          <draw:rect draw:style-name="gr2" draw:text-style-name="P2" draw:layer="layout" svg:width="5.855cm" svg:height="0.5cm" svg:x="8.624cm" svg:y="16.015cm">
            <text:p text:style-name="P5"/>
          </draw:rect>
          <draw:rect draw:style-name="gr2" draw:text-style-name="P2" draw:layer="layout" svg:width="5.855cm" svg:height="0.5cm" svg:x="8.624cm" svg:y="16.015cm">
            <text:p text:style-name="P5"/>
          </draw:rect>
          <draw:rect draw:style-name="gr1" draw:text-style-name="P2" draw:layer="layout" svg:width="5.855cm" svg:height="1cm" svg:x="8.624cm" svg:y="16.515cm">
            <text:p text:style-name="P3"><text:span text:style-name="T1">Application-specific</text:span><text:span text:style-name="T1"><text:line-break/></text:span><text:span text:style-name="T1">operations</text:span></text:p>
          </draw:rect>
        </draw:g>
        <draw:line draw:style-name="gr6" draw:text-style-name="P7" draw:layer="layout" svg:x1="11.974cm" svg:y1="15.015cm" svg:x2="2.917cm" svg:y2="8.332cm">
          <text:p text:style-name="P5"/>
        </draw:line>
        <draw:g>
          <draw:rect draw:style-name="gr1" draw:text-style-name="P2" draw:layer="layout" svg:width="5cm" svg:height="1cm" svg:x="6.649cm" svg:y="0.662cm">
            <text:p text:style-name="P1"><text:span text:style-name="T1">&lt;&lt;DaStGen&gt;&gt;</text:span></text:p>
            <text:p text:style-name="P1"><text:span text:style-name="T1">AbstractVertex</text:span></text:p>
          </draw:rect>
          <draw:rect draw:style-name="gr2" draw:text-style-name="P2" draw:layer="layout" svg:width="5cm" svg:height="0.5cm" svg:x="6.649cm" svg:y="1.662cm">
            <text:p text:style-name="P5"/>
          </draw:rect>
          <draw:rect draw:style-name="gr1" draw:text-style-name="P2" draw:layer="layout" svg:width="5cm" svg:height="1cm" svg:x="6.649cm" svg:y="1.662cm">
            <text:p text:style-name="P1"><text:span text:style-name="T1">Grid-specific attributes</text:span></text:p>
          </draw:rect>
          <draw:rect draw:style-name="gr2" draw:text-style-name="P2" draw:layer="layout" svg:width="5cm" svg:height="1cm" svg:x="6.649cm" svg:y="2.662cm">
            <text:p text:style-name="P5"/>
          </draw:rect>
        </draw:g>
        <draw:g>
          <draw:rect draw:style-name="gr1" draw:text-style-name="P2" draw:layer="layout" svg:width="5cm" svg:height="1cm" svg:x="11.979cm" svg:y="0.662cm">
            <text:p text:style-name="P1"><text:span text:style-name="T1">&lt;&lt;DaStGen&gt;&gt;</text:span></text:p>
            <text:p text:style-name="P1"><text:span text:style-name="T1">PoissonVertexDoF</text:span></text:p>
          </draw:rect>
          <draw:rect draw:style-name="gr2" draw:text-style-name="P2" draw:layer="layout" svg:width="5cm" svg:height="0.5cm" svg:x="11.979cm" svg:y="1.662cm">
            <text:p text:style-name="P5"/>
          </draw:rect>
          <draw:rect draw:style-name="gr1" draw:text-style-name="P2" draw:layer="layout" svg:width="5cm" svg:height="1cm" svg:x="11.979cm" svg:y="1.662cm">
            <text:p text:style-name="P3"><text:span text:style-name="T1">Application-specific </text:span><text:span text:style-name="T1"><text:line-break/></text:span><text:span text:style-name="T1">attributes</text:span></text:p>
          </draw:rect>
          <draw:rect draw:style-name="gr2" draw:text-style-name="P2" draw:layer="layout" svg:width="5cm" svg:height="1cm" svg:x="11.979cm" svg:y="2.662cm">
            <text:p text:style-name="P5"/>
          </draw:rect>
        </draw:g>
        <draw:g>
          <draw:rect draw:style-name="gr1" draw:text-style-name="P2" draw:layer="layout" svg:width="5cm" svg:height="1cm" svg:x="9.479cm" svg:y="5.162cm">
            <text:p text:style-name="P1"><text:span text:style-name="T1">&lt;&lt;DaStGen&gt;&gt;</text:span></text:p>
            <text:p text:style-name="P1"><text:span text:style-name="T1">GridPoissonVertexDoF</text:span></text:p>
          </draw:rect>
          <draw:rect draw:style-name="gr2" draw:text-style-name="P2" draw:layer="layout" svg:width="5cm" svg:height="0.5cm" svg:x="9.479cm" svg:y="6.162cm">
            <text:p text:style-name="P5"/>
          </draw:rect>
          <draw:rect draw:style-name="gr1" draw:text-style-name="P2" draw:layer="layout" svg:width="5cm" svg:height="0.5cm" svg:x="9.479cm" svg:y="6.162cm">
            <text:p text:style-name="P1"><text:span text:style-name="T1">&lt;&lt;empty&gt;&gt;</text:span></text:p>
          </draw:rect>
          <draw:rect draw:style-name="gr2" draw:text-style-name="P2" draw:layer="layout" svg:width="5cm" svg:height="1cm" svg:x="9.479cm" svg:y="6.662cm">
            <text:p text:style-name="P5"/>
          </draw:rect>
        </draw:g>
        <draw:measure draw:style-name="gr8" draw:text-style-name="P1" draw:layer="measurelines" svg:x1="17.379cm" svg:y1="0.662cm" svg:x2="17.379cm" svg:y2="7.662cm">
          <text:p text:style-name="P1">Modelled via DaStGen and flattened</text:p>
        </draw:measure>
        <draw:g>
          <draw:g>
            <draw:rect draw:style-name="gr1" draw:text-style-name="P2" draw:layer="layout" svg:width="5cm" svg:height="1cm" svg:x="0.479cm" svg:y="5.832cm">
              <text:p text:style-name="P1"><text:span text:style-name="T1">&lt;&lt;namespace::grid&gt;&gt;</text:span></text:p>
              <text:p text:style-name="P1"><text:span text:style-name="T1">AbstractVertex</text:span></text:p>
            </draw:rect>
            <draw:rect draw:style-name="gr2" draw:text-style-name="P2" draw:layer="layout" svg:width="5cm" svg:height="0.5cm" svg:x="0.479cm" svg:y="6.832cm">
              <text:p text:style-name="P5"/>
            </draw:rect>
            <draw:rect draw:style-name="gr2" draw:text-style-name="P2" draw:layer="layout" svg:width="5cm" svg:height="0.5cm" svg:x="0.479cm" svg:y="6.832cm">
              <text:p text:style-name="P5"/>
            </draw:rect>
            <draw:rect draw:style-name="gr1" draw:text-style-name="P2" draw:layer="layout" svg:width="5cm" svg:height="1cm" svg:x="0.479cm" svg:y="7.332cm">
              <text:p text:style-name="P1"><text:span text:style-name="T1">Grid-specific operations</text:span></text:p>
            </draw:rect>
          </draw:g>
          <draw:rect draw:style-name="gr1" draw:text-style-name="P2" draw:layer="layout" svg:width="1.5cm" svg:height="1cm" svg:x="5.127cm" svg:y="5.162cm">
            <text:p text:style-name="P1"><text:span text:style-name="T1">T</text:span></text:p>
          </draw:rect>
        </draw:g>
        <draw:line draw:style-name="gr9" draw:text-style-name="P4" draw:layer="layout" svg:x1="5.479cm" svg:y1="6.662cm" svg:x2="9.479cm" svg:y2="6.662cm">
          <text:p text:style-name="P5"/>
        </draw:line>
        <draw:frame draw:style-name="gr4" draw:text-style-name="P9" draw:layer="layout" svg:width="3.258cm" svg:height="0.725cm" svg:x="6.221cm" svg:y="6.162cm">
          <draw:text-box>
            <text:p text:style-name="P5"><text:span text:style-name="T1">&lt;&lt;protected&gt;&gt;</text:span></text:p>
          </draw:text-box>
        </draw:frame>
        <draw:line draw:style-name="gr6" draw:text-style-name="P7" draw:layer="layout" svg:x1="11.979cm" svg:y1="5.162cm" svg:x2="13.479cm" svg:y2="3.662cm">
          <text:p text:style-name="P5"/>
        </draw:line>
        <draw:line draw:style-name="gr6" draw:text-style-name="P7" draw:layer="layout" svg:x1="11.979cm" svg:y1="5.162cm" svg:x2="9.979cm" svg:y2="3.662cm">
          <text:p text:style-name="P5"/>
        </draw:line>
        <draw:g>
          <draw:g>
            <draw:rect draw:style-name="gr1" draw:text-style-name="P2" draw:layer="layout" svg:width="5.5cm" svg:height="1cm" svg:x="20.479cm" svg:y="5.332cm">
              <text:p text:style-name="P1"><text:span text:style-name="T1">&lt;&lt;namespace::trivialgrid&gt;&gt;</text:span></text:p>
              <text:p text:style-name="P1"><text:span text:style-name="T1">AbstractTrivialgridVertex</text:span></text:p>
            </draw:rect>
            <draw:rect draw:style-name="gr2" draw:text-style-name="P2" draw:layer="layout" svg:width="5.5cm" svg:height="0.5cm" svg:x="20.479cm" svg:y="6.332cm">
              <text:p text:style-name="P5"/>
            </draw:rect>
            <draw:rect draw:style-name="gr2" draw:text-style-name="P2" draw:layer="layout" svg:width="5.5cm" svg:height="0.5cm" svg:x="20.479cm" svg:y="6.332cm">
              <text:p text:style-name="P5"/>
            </draw:rect>
            <draw:rect draw:style-name="gr1" draw:text-style-name="P2" draw:layer="layout" svg:width="5.5cm" svg:height="1cm" svg:x="20.479cm" svg:y="6.832cm">
              <text:p text:style-name="P1"><text:span text:style-name="T1">Grid-specific operations</text:span></text:p>
            </draw:rect>
          </draw:g>
          <draw:rect draw:style-name="gr1" draw:text-style-name="P2" draw:layer="layout" svg:width="1.5cm" svg:height="1cm" svg:x="25.776cm" svg:y="4.662cm">
            <text:p text:style-name="P1"><text:span text:style-name="T1">T</text:span></text:p>
          </draw:rect>
        </draw:g>
        <draw:line draw:style-name="gr9" draw:text-style-name="P4" draw:layer="layout" svg:x1="20.479cm" svg:y1="6.662cm" svg:x2="16.979cm" svg:y2="3.162cm">
          <text:p text:style-name="P5"/>
        </draw:line>
        <draw:frame draw:style-name="gr4" draw:text-style-name="P9" draw:layer="layout" svg:width="3.258cm" svg:height="0.725cm" svg:x="18.221cm" svg:y="4.437cm">
          <draw:text-box>
            <text:p text:style-name="P5"><text:span text:style-name="T1">&lt;&lt;protected&gt;&gt;</text:span></text:p>
          </draw:text-box>
        </draw:frame>
        <draw:line draw:style-name="gr6" draw:text-style-name="P7" draw:layer="layout" svg:x1="11.974cm" svg:y1="15.015cm" svg:x2="23.44cm" svg:y2="7.832cm">
          <text:p text:style-name="P5"/>
        </draw:line>
        <draw:line draw:style-name="gr10" draw:text-style-name="P7" draw:layer="layout" svg:x1="9.479cm" svg:y1="13.662cm" svg:x2="14.979cm" svg:y2="13.662cm">
          <text:p text:style-name="P5"/>
        </draw:line>
        <draw:frame draw:style-name="gr4" draw:text-style-name="P6" draw:layer="layout" svg:width="0.879cm" svg:height="0.725cm" svg:x="11.479cm" svg:y="12.937cm">
          <draw:text-box>
            <text:p text:style-name="P5"><text:span text:style-name="T1">or</text:span></text:p>
          </draw:text-box>
        </draw:frame>
        <draw:rect draw:style-name="gr1" draw:text-style-name="P2" draw:layer="layout" svg:width="1.5cm" svg:height="1cm" svg:x="14.056cm" svg:y="14.304cm">
          <text:p text:style-name="P1"><text:span text:style-name="T1">Base</text:span></text:p>
        </draw:rect>
        <draw:frame draw:style-name="gr4" draw:text-style-name="P6" draw:layer="layout" svg:width="15.069cm" svg:height="2.147cm" svg:x="2.624cm" svg:y="18cm">
          <draw:text-box>
            <text:p text:style-name="P9">The source type actually is called Abstract...Vertex (AbstractPoissonVertex or</text:p>
            <text:p text:style-name="P9">AbstractFluidVertex, e.g.). The concrete instantiations with one of the two </text:p>
            <text:p text:style-name="P9">superclasses then are Grid...Vertex, Grid...Cell, Trivialgrid...Vertex or </text:p>
            <text:p text:style-name="P9">Trivialgrid...Cell (GridPoissonVertex or GridFluidVertex, e.g.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draw:marker draw:name="Square_20_45" draw:display-name="Square 45" svg:viewBox="0 0 1131 1131" svg:d="m0 564 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585cm" fo:margin-left="0.124cm" fo:margin-right="1.923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1:01:36</meta:creation-date>
    <dc:creator>Tobias Weinzierl</dc:creator>
    <dc:date>2008-03-29T14:07:55</dc:date>
    <dc:language>en-GB</dc:language>
    <meta:editing-cycles>27</meta:editing-cycles>
    <meta:editing-duration>PT1H4M0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